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6aa" officeooo:paragraph-rsid="000ee6aa"/>
    </style:style>
    <style:style style:name="P2" style:family="paragraph" style:parent-style-name="Standard">
      <style:text-properties officeooo:rsid="000ee6aa" officeooo:paragraph-rsid="0010d05d"/>
    </style:style>
    <style:style style:name="P3" style:family="paragraph" style:parent-style-name="Standard">
      <style:text-properties officeooo:rsid="0011457d" officeooo:paragraph-rsid="0011457d"/>
    </style:style>
    <style:style style:name="P4" style:family="paragraph" style:parent-style-name="Standard">
      <style:text-properties officeooo:rsid="0012b02b" officeooo:paragraph-rsid="0012b02b"/>
    </style:style>
    <style:style style:name="T1" style:family="text">
      <style:text-properties officeooo:rsid="0014a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Find all Orders and associated Customers and Employees. Show all Orders, Customers and</text:p>
      <text:p text:style-name="P1">Employees data.</text:p>
      <text:p text:style-name="P1"/>
      <text:p text:style-name="P1">SELECT *</text:p>
      <text:p text:style-name="P2">FROM Customers inner join Orders on Customers.CustomerID = Orders.CustomerID </text:p>
      <text:p text:style-name="P2">inner join Employees on Employees.EmployeeID = Orders.EmployeeID</text:p>
      <text:p text:style-name="P1"/>
      <text:p text:style-name="P1">2.Find and show ID, First Name and Number of Orders of the Employee who has the greatest</text:p>
      <text:p text:style-name="P1">Number of Orders.</text:p>
      <text:p text:style-name="P1"/>
      <text:p text:style-name="P1">SELECT Employees.EmployeeID,FirstName, MAX(Quantity)</text:p>
      <text:p text:style-name="P1">FROM Orders inner join OrderDetails on Orders.OrderID = OrderDetails.OrderID inner join Employees on Employees.EmployeeID = Orders.EmployeeID</text:p>
      <text:p text:style-name="P1"/>
      <text:p text:style-name="P3">3.Find average price of Products for every Supplier. Show all Supplier data and average Product</text:p>
      <text:p text:style-name="P3">price per supplier.</text:p>
      <text:p text:style-name="P3"/>
      <text:p text:style-name="P3">SELECT AVG(Products.Price),</text:p>
      <text:p text:style-name="P3">Suppliers.SupplierID,SupplierName,ContactName,Address,City,PostalCode,Country,Phone,AVG(Products.Price)</text:p>
      <text:p text:style-name="P3">FROM Products inner join Suppliers on Products.SupplierID = Suppliers.SupplierID</text:p>
      <text:p text:style-name="P3">GROUP by Suppliers.SupplierID</text:p>
      <text:p text:style-name="P3"/>
      <text:p text:style-name="P3"/>
      <text:p text:style-name="P3">// <text:span text:style-name="T1">Ovo zadnje ne radi, moram da pogledam jos jednom</text:span></text:p>
      <text:p text:style-name="P3"/>
      <text:p text:style-name="P4">4.Find Orders placed from 1996-12-30 to 1997-01-02 that have summed product quantity greater</text:p>
      <text:p text:style-name="P4">than 100. Show OrderIDs, Order Dates and Summed Quantities.</text:p>
      <text:p text:style-name="P4"/>
      <text:p text:style-name="P4">SELECT <text:s/>SUM(OrderDetails.Quantity)&gt;=, Orders.OrderID, Orders.OrderDate , OrderDetails.Quantity</text:p>
      <text:p text:style-name="P4">FROM OrderDetails inner join Orders on OrderDetails.OrderID = Orders.OrderID</text:p>
      <text:p text:style-name="P4">WHERE Orders.OrderDate in (Orders.OrderDate = '1996-12-30' , Orders.OrderDate = '1997-01-02'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2:30:25.421422436</meta:creation-date>
    <dc:date>2022-03-31T13:54:26.772768754</dc:date>
    <meta:editing-duration>PT43M</meta:editing-duration>
    <meta:editing-cycles>1</meta:editing-cycles>
    <meta:document-statistic meta:table-count="0" meta:image-count="0" meta:object-count="0" meta:page-count="1" meta:paragraph-count="21" meta:word-count="162" meta:character-count="1368" meta:non-whitespace-character-count="1225"/>
    <meta:generator>LibreOffice/6.4.7.2$Linux_X86_64 LibreOffice_project/40$Build-2</meta:generator>
  </office:meta>
</office:document-meta>
</file>